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ac71" officeooo:paragraph-rsid="0004ac71"/>
    </style:style>
    <style:style style:name="P2" style:family="paragraph" style:parent-style-name="Frame_20_contents">
      <style:text-properties officeooo:rsid="0004ac71" officeooo:paragraph-rsid="0004ac71"/>
    </style:style>
    <style:style style:name="P3" style:family="paragraph">
      <style:paragraph-properties fo:text-align="center"/>
    </style:style>
    <style:style style:name="T1" style:family="text">
      <style:text-properties officeooo:rsid="00062695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52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4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5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520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實驗二 讀書環境檢測裝置</text:p>
      <text:p text:style-name="P1"/>
      <text:p text:style-name="P1">實驗介紹：</text:p>
      <text:p text:style-name="P1"><draw:frame text:anchor-type="paragraph" draw:z-index="1" draw:style-name="gr2" svg:width="1.4587in" svg:height="0.4169in" svg:x="1.0181in" svg:y="0.3689in"><draw:text-box><text:p>Temperature&gt;30'C</text:p></draw:text-box></draw:frame><draw:frame text:anchor-type="paragraph" draw:z-index="7" draw:style-name="gr4" svg:width="2.1461in" svg:height="0.5106in" svg:x="3.122in" svg:y="0.3689in"><draw:text-box><text:p>提醒使用者要開冷氣</text:p></draw:text-box></draw:frame>藉由climate模組偵測溫度，當溫度過低或過高時透過audio模組播放警訊，提醒使用者應該啟動暖氣或冷氣。</text:p>
      <text:p text:style-name="P1"><draw:line text:anchor-type="paragraph" draw:z-index="4" draw:style-name="gr3" draw:text-style-name="P3" svg:x1="2.4764in" svg:y1="1.0248in" svg:x2="2.4764in" svg:y2="0.1083in"><text:p/></draw:line><draw:line text:anchor-type="paragraph" draw:z-index="5" draw:style-name="gr3" draw:text-style-name="P3" svg:x1="2.4764in" svg:y1="0.1083in" svg:x2="3.039in" svg:y2="0.1083in"><text:p/></draw:line></text:p>
      <text:p text:style-name="P1"><draw:frame text:anchor-type="paragraph" draw:z-index="0" draw:style-name="gr1" svg:width="0.698in" svg:height="0.5252in" svg:x="0.1953in" svg:y="0.1311in"><draw:text-box><text:p>Climate</text:p><text:p>Module</text:p></draw:text-box></draw:frame></text:p>
      <text:p text:style-name="P1"><draw:line text:anchor-type="paragraph" draw:z-index="3" draw:style-name="gr3" draw:text-style-name="P3" svg:x1="0.7264in" svg:y1="0.1626in" svg:x2="2.4764in" svg:y2="0.1626in"><text:p/></draw:line></text:p>
      <text:p text:style-name="P1"/>
      <text:p text:style-name="P1"><draw:frame text:anchor-type="paragraph" draw:z-index="2" draw:style-name="gr2" svg:width="1.4587in" svg:height="0.4169in" svg:x="0.9661in" svg:y="0.1228in"><draw:text-box><text:p>Temperature&lt;29'C</text:p></draw:text-box></draw:frame><draw:frame text:anchor-type="paragraph" draw:z-index="8" draw:style-name="gr5" svg:width="2.0106in" svg:height="0.5213in" svg:x="3.1429in" svg:y="0.1126in"><draw:text-box><text:p>提醒使用者要開暖氣</text:p></draw:text-box></draw:frame></text:p>
      <text:p text:style-name="P1"><draw:line text:anchor-type="paragraph" draw:z-index="6" draw:style-name="gr3" draw:text-style-name="P3" svg:x1="2.4764in" svg:y1="0.0665in" svg:x2="3.039in" svg:y2="0.0665in"><text:p/></draw:line></text:p>
      <text:p text:style-name="P1"/>
      <text:p text:style-name="P1"/>
      <text:p text:style-name="P1"/>
      <text:p text:style-name="P1"/>
      <text:p text:style-name="P1"/>
      <text:p text:style-name="P1">參考文獻</text:p>
      <text:p text:style-name="P1"/>
      <text:p text:style-name="P1"><text:a xlink:type="simple" xlink:href="https://tessel.github.io/t2-start/modules/climate.html">https://tessel.github.io/t2-start/modules/climate.html</text:a></text:p>
      <text:p text:style-name="P1"><text:a xlink:type="simple" xlink:href="https://tessel.github.io/t2-start/modules/audio.html">https://tessel.github.io/t2-start/modules/audio.html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7:47:44.484719529</meta:creation-date>
    <dc:date>2017-05-05T18:13:47.205129265</dc:date>
    <meta:editing-duration>PT10M49S</meta:editing-duration>
    <meta:editing-cycles>1</meta:editing-cycles>
    <meta:document-statistic meta:table-count="0" meta:image-count="0" meta:object-count="0" meta:page-count="1" meta:paragraph-count="6" meta:word-count="66" meta:character-count="181" meta:non-whitespace-character-count="180"/>
    <meta:generator>LibreOffice/4.2.8.2$Linux_X86_64 LibreOffice_project/420m0$Build-2</meta:generator>
  </office:meta>
</office:document-meta>
</file>